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Text_20_body_20_indent_20_Organon">tested with Win7 (LO 4.2.0.4 and OO 4.0.1) and Ubuntu 13.10 (LO 4.2.0.4), not tested with OSX 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1T17:11:02.87</meta:creation-date>
    <meta:document-statistic meta:table-count="0" meta:image-count="0" meta:object-count="0" meta:page-count="1" meta:paragraph-count="12" meta:word-count="59" meta:character-count="423"/>
    <dc:date>2014-09-01T17:11:12.11</dc:date>
    <meta:editing-duration>PT9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